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2.7154in"/>
    </style:style>
    <style:style style:name="co3" style:family="table-column">
      <style:table-column-properties fo:break-before="auto" style:column-width="1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jector 1 - Pin 1/2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jector 2 - Pin 1/2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jector 3 - Pin 1/2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jector 3 - Pin 2/2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jector 4 - Pin 1/2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jector 4 - Pin 2/2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gnition 1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gnition 4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ound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round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P Sensor (0v-5v)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round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v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oto Area 1 (0.4.4b+ Flex Sensor)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to Area 2 (0.4.4b+ Fan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oto Area 3 (0.4.4b+ Fuel Pump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Proto Area 4 (0.4.4b+ Tachometer)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oto Area 5 (0.4.4b+ Clutch)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olant (CLT)</text:p>
          </table:table-cell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let Air Temp (IAT)</text:p>
          </table:table-cell>
          <table:table-cell table:number-columns-repeated="102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2 Sensor</text:p>
          </table:table-cell>
          <table:table-cell table:number-columns-repeated="102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PS input</text:p>
          </table:table-cell>
          <table:table-cell table:number-columns-repeated="10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round</text:p>
          </table:table-cell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am Input / VR2+</text:p>
          </table:table-cell>
          <table:table-cell table:number-columns-repeated="10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rank Input / VR1+</text:p>
          </table:table-cell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VR2- (Not used for hall sensor)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VR1- (Not used for hall sensor)</text:p>
          </table:table-cell>
          <table:table-cell table:number-columns-repeated="102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5v</text:p>
          </table:table-cell>
          <table:table-cell table:number-columns-repeated="10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dle Stepper 2B</text:p>
          </table:table-cell>
          <table:table-cell table:number-columns-repeated="102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dle Stepper 2A</text:p>
          </table:table-cell>
          <table:table-cell table:number-columns-repeated="102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dle Stepper 1A</text:p>
          </table:table-cell>
          <table:table-cell table:number-columns-repeated="102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dle Stepper 1B</text:p>
          </table:table-cell>
          <table:table-cell table:number-columns-repeated="102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gnition 3</text:p>
          </table:table-cell>
          <table:table-cell table:number-columns-repeated="102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gnition 2</text:p>
          </table:table-cell>
          <table:table-cell table:number-columns-repeated="102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oo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Idle 2 (For use with 3 wire idle valves)</text:p>
          </table:table-cell>
          <table:table-cell table:number-columns-repeated="102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PWM Idle</text:p>
          </table:table-cell>
          <table:table-cell table:number-columns-repeated="102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VVT</text:p>
          </table:table-cell>
          <table:table-cell table:number-columns-repeated="102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jector 2 - Pin 2/2</text:p>
          </table:table-cell>
          <table:table-cell table:number-columns-repeated="102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Injector 1 - Pin 2/2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2T20:05:58.619000000</meta:creation-date>
    <dc:date>2020-08-22T20:07:35.846000000</dc:date>
    <meta:editing-duration>PT1M37S</meta:editing-duration>
    <meta:editing-cycles>1</meta:editing-cycles>
    <meta:document-statistic meta:table-count="1" meta:cell-count="82" meta:object-count="0"/>
    <meta:generator>LibreOffice/7.0.0.3$Windows_X86_64 LibreOffice_project/8061b3e9204bef6b321a21033174034a5e2ea88e</meta:generator>
  </office:meta>
</office:document-meta>
</file>